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b50" officeooo:paragraph-rsid="0011ab50"/>
    </style:style>
    <style:style style:name="P2" style:family="paragraph" style:parent-style-name="Standard">
      <style:text-properties officeooo:rsid="0011ab50" officeooo:paragraph-rsid="00158a72"/>
    </style:style>
    <style:style style:name="P3" style:family="paragraph" style:parent-style-name="Standard">
      <style:text-properties officeooo:paragraph-rsid="0011ab50"/>
    </style:style>
    <style:style style:name="P4" style:family="paragraph" style:parent-style-name="Standard">
      <style:text-properties officeooo:rsid="001644c9" officeooo:paragraph-rsid="001644c9"/>
    </style:style>
    <style:style style:name="P5" style:family="paragraph" style:parent-style-name="Standard">
      <style:text-properties officeooo:rsid="00167f6a" officeooo:paragraph-rsid="00167f6a"/>
    </style:style>
    <style:style style:name="P6" style:family="paragraph" style:parent-style-name="Standard">
      <style:text-properties officeooo:rsid="0016954b" officeooo:paragraph-rsid="0016954b"/>
    </style:style>
    <style:style style:name="T1" style:family="text">
      <style:text-properties officeooo:rsid="0011ab50"/>
    </style:style>
    <style:style style:name="T2" style:family="text">
      <style:text-properties officeooo:rsid="0013340f"/>
    </style:style>
    <style:style style:name="T3" style:family="text">
      <style:text-properties officeooo:rsid="00158a72"/>
    </style:style>
    <style:style style:name="T4" style:family="text">
      <style:text-properties officeooo:rsid="001644c9"/>
    </style:style>
    <style:style style:name="T5" style:family="text">
      <style:text-properties officeooo:rsid="00167f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杭州小区信息系统</text:p>
      <text:p text:style-name="P1"/>
      <text:p text:style-name="P1">1. 搭建环境</text:p>
      <text:p text:style-name="P2"><text:tab/>1）安装数据库和数据库操作界面 --- postgresql 9.4, pgadmin<text:span text:style-name="T3">3</text:span><text:tab/><text:tab/> </text:p>
      <text:p text:style-name="P1"><text:tab/>2）安装<text:span text:style-name="T2">scrapy-1.4.0</text:span></text:p>
      <text:p text:style-name="P3"><text:span text:style-name="T1"><text:tab/>3）安装数据库适配模块 --- </text:span>pip install psycopg2</text:p>
      <text:p text:style-name="P4">2. 搭建scrapy框架</text:p>
      <text:p text:style-name="P4"/>
      <text:p text:style-name="P5"><text:tab/>├── AISforHZ</text:p>
      <text:p text:style-name="P5"><text:tab/>│   ├── AISforHZ</text:p>
      <text:p text:style-name="P5"><text:tab/>│   │   ├── __init__.py</text:p>
      <text:p text:style-name="P5"><text:tab/>│   │   ├── items.py</text:p>
      <text:p text:style-name="P5"><text:tab/>│   │   ├── middlewares.py</text:p>
      <text:p text:style-name="P5"><text:tab/>│   │   ├── pipelines.py</text:p>
      <text:p text:style-name="P5"><text:tab/>│   │   ├── settings.py</text:p>
      <text:p text:style-name="P5"><text:tab/>│   │   └── spiders</text:p>
      <text:p text:style-name="P5"><text:tab/>│   │   <text:s text:c="4"/>└── __init__.py</text:p>
      <text:p text:style-name="P5"><text:tab/>│   └── scrapy.cfg</text:p>
      <text:p text:style-name="P5"><text:tab/>└── 杭州小区信息系统.odt</text:p>
      <text:p text:style-name="P6">3. 分析安居客网页，确定需要爬取哪些信息</text:p>
      <text:p text:style-name="P6"><text:tab/></text:p>
      <text:p text:style-name="P5"/>
      <text:p text:style-name="P5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0:51:32.029605511</meta:creation-date>
    <dc:date>2017-11-15T22:38:04.714943575</dc:date>
    <meta:editing-duration>PT15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23" meta:character-count="395" meta:non-whitespace-character-count="295"/>
  </office:meta>
</office:document-meta>
</file>